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3.473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719cm" style:use-optimal-row-height="false"/>
    </style:style>
    <style:style style:name="ro2" style:family="table-row">
      <style:table-row-properties style:row-height="1.72cm" style:use-optimal-row-height="false"/>
    </style:style>
    <style:style style:name="ce1" style:family="table-cell">
      <style:paragraph-properties fo:margin-top="0.5cm" fo:margin-bottom="0cm" fo:border="non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margin-top="0.5cm" fo:margin-bottom="0cm" fo:border="none"/>
      <style:text-properties style:font-name="Liberation Sans1" fo:font-size="16pt" style:font-size-asian="16pt" style:font-size-complex="16pt"/>
    </style:style>
    <style:style style:name="ce3" style:family="table-cell">
      <style:paragraph-properties fo:border="none"/>
      <style:text-properties style:font-name="Liberation Sans1"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.5cm" fo:margin-bottom="0cm"/>
      <style:text-properties style:font-name="Courier New" fo:font-size="18pt" fo:font-weight="bold" style:font-size-asian="16pt" style:font-weight-asian="bold" style:font-size-complex="16pt" style:font-weight-complex="bold"/>
    </style:style>
    <style:style style:name="P7" style:family="paragraph">
      <style:paragraph-properties fo:margin-top="0.5cm" fo:margin-bottom="0cm"/>
      <style:text-properties style:font-name="Liberation Sans1" fo:font-size="18pt" style:font-size-asian="16pt" style:font-size-complex="16pt"/>
    </style:style>
    <style:style style:name="P8" style:family="paragraph">
      <style:paragraph-properties fo:margin-top="0.5cm" fo:margin-bottom="0cm"/>
    </style:style>
    <style:style style:name="T1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Alleine spielen ist langweili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ir brauchen mehrere Spiel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Welche Teile des Programms gehören zum Spieler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Welche Teile des Programms gehören zum Spiel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ariablen:</text:p>
                <text:list>
                  <text:list-item>
                    <text:p>Position des Spielers</text:p>
                  </text:list-item>
                  <text:list-item>
                    <text:p>Tasten-Status für Bewegung</text:p>
                  </text:list-item>
                </text:list>
              </text:list-item>
              <text:list-item>
                <text:p>Überprüfungen in der Draw:</text:p>
                <text:list>
                  <text:list-item>
                    <text:p>Bewegung des Spielers</text:p>
                  </text:list-item>
                  <text:list-item>
                    <text:p>Kollision mit dem Ball</text:p>
                  </text:list-item>
                </text:list>
              </text:list-item>
              <text:list-item>
                <text:p>Hilfsfunktionen:</text:p>
                <text:list>
                  <text:list-item>
                    <text:p>Überprüfung der Ta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heißt ein zweiter Spieler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eim hinzufügen eines zweiten Spielers sollten alle genannten Elemente auch für diesen existieren</text:p>
              </text:list-item>
              <text:list-item>
                <text:p>Wir müssen das alles für den zweiten Spieler nochmal zusätzlich ins Programm schreiben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wollen mehrere Bäl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nser Programm läuft mit nur einem Ball.</text:p>
              </text:list-item>
              <text:list-item>
                <text:p>Auftrag: Das Spiel soll auch mit 5</text:p>
                <text:p/>
                <text:p/>
                <text:p>gespielt werd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wollen mehrere Bäl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nser Programm läuft mit nur einem Ball.</text:p>
              </text:list-item>
              <text:list-item>
                <text:p>Auftrag: Das Spiel soll auch mit 5</text:p>
              </text:list-item>
              <text:list-item>
                <text:p>Oder besser mit 50</text:p>
                <text:p/>
                <text:p>gespielt werd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 wollen mehrere Bäl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nser Programm läuft mit nur einem Ball.</text:p>
              </text:list-item>
              <text:list-item>
                <text:p>Auftrag: Das Spiel soll auch mit 5</text:p>
              </text:list-item>
              <text:list-item>
                <text:p>Oder besser mit 50</text:p>
              </text:list-item>
              <text:list-item>
                <text:p>Oder noch besser mit 100 Bällen </text:p>
                <text:p>gespielt werd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ösung: Array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rrays sind eine Art Variable, in die man mehrere Elemente speichern kann.</text:p>
              </text:list-item>
              <text:list-item>
                <text:p>Struktur:</text:p>
              </text:list-item>
              <text:list-item>
                <text:p/>
              </text:list-item>
              <text:list-item>
                <text:p>[12, 24, 99, 1234, 1, 42]</text:p>
              </text:list-item>
              <text:list-item>
                <text:p>Man kann auf jedes Element in dem Array einzeln zugreif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ösung: Array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rrays sind eine Art Variable, in die man mehrere Elemente speichern kann.</text:p>
              </text:list-item>
              <text:list-item>
                <text:p>Struktur:</text:p>
                <text:p/>
              </text:list-item>
              <text:list-item>
                <text:p>[12, 24, 99, 1234, 1, 42]</text:p>
              </text:list-item>
              <text:list-item>
                <text:p>Man kann auf jedes Element in dem Array einzeln zugreifen.</text:p>
              </text:list-item>
            </text:list>
          </draw:text-box>
        </draw:frame>
        <draw:line draw:style-name="gr2" draw:text-style-name="P3" draw:layer="layout" svg:x1="3.5cm" svg:y1="8cm" svg:x2="3.5cm" svg:y2="9cm">
          <text:p/>
        </draw:line>
        <draw:custom-shape draw:style-name="gr3" draw:text-style-name="P5" draw:layer="layout" svg:width="3.5cm" svg:height="1cm" svg:x="2.5cm" svg:y="7cm">
          <text:p text:style-name="P4">Stelle 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cm" svg:y1="8cm" svg:x2="5.5cm" svg:y2="9cm">
          <text:p/>
        </draw:line>
        <draw:custom-shape draw:style-name="gr3" draw:text-style-name="P5" draw:layer="layout" svg:width="3.5cm" svg:height="1cm" svg:x="6.5cm" svg:y="7cm">
          <text:p text:style-name="P4">Stelle 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cm" svg:y1="8cm" svg:x2="7.5cm" svg:y2="9cm">
          <text:p/>
        </draw:line>
        <draw:custom-shape draw:style-name="gr3" draw:text-style-name="P5" draw:layer="layout" svg:width="3.5cm" svg:height="1cm" svg:x="10.5cm" svg:y="7cm">
          <text:p text:style-name="P4">Stelle 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1cm" svg:x="14.5cm" svg:y="7cm">
          <text:p text:style-name="P4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Füllen von Arrays<text:tab/></text:p>
          </draw:text-box>
        </draw:frame>
        <draw:frame draw:style-name="gr4" draw:layer="layout" svg:width="25.198cm" svg:height="10.3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">int[] ar = <text:s/>new int[10];</text:span></text:p>
              </table:table-cell>
              <table:table-cell table:style-name="ce2">
                <text:p text:style-name="P7">Erzeuge ein neues Array „ar“ mit Länge 10.</text:p>
              </table:table-cell>
            </table:table-row>
            <table:table-row table:style-name="ro1">
              <table:table-cell table:style-name="ce1">
                <text:p text:style-name="P6"><text:span text:style-name="T1">int i = 0;</text:span></text:p>
              </table:table-cell>
              <table:table-cell table:style-name="ce2">
                <text:p text:style-name="P7">Erzeuge Zählvariable i mit dem Wert 0.</text:p>
              </table:table-cell>
            </table:table-row>
            <table:table-row table:style-name="ro1">
              <table:table-cell table:style-name="ce1">
                <text:p text:style-name="P6"><text:span text:style-name="T1">while(i &lt; 10) {</text:span></text:p>
              </table:table-cell>
              <table:table-cell table:style-name="ce2">
                <text:p text:style-name="P7">Wiederhole die folgenden Befehle solange i kleiner als 10 ist:</text:p>
              </table:table-cell>
            </table:table-row>
            <table:table-row table:style-name="ro1">
              <table:table-cell table:style-name="ce1">
                <text:p text:style-name="P6"><text:span text:style-name="T1"><text:s text:c="4"/></text:span><text:span text:style-name="T1">ar[i] = 1;</text:span></text:p>
              </table:table-cell>
              <table:table-cell table:style-name="ce2">
                <text:p text:style-name="P7"><text:s text:c="4"/>Schreibe an die Stelle i in ar die Zahl 1.</text:p>
              </table:table-cell>
            </table:table-row>
            <table:table-row table:style-name="ro1">
              <table:table-cell table:style-name="ce1">
                <text:p text:style-name="P6"><text:span text:style-name="T1"><text:s text:c="4"/></text:span><text:span text:style-name="T1">i = i + 1;</text:span></text:p>
              </table:table-cell>
              <table:table-cell table:style-name="ce2">
                <text:p text:style-name="P7"><text:s text:c="4"/>Erhöhe den Wert von i um 1.</text:p>
              </table:table-cell>
            </table:table-row>
            <table:table-row table:style-name="ro2">
              <table:table-cell table:style-name="ce1">
                <text:p text:style-name="P6"><text:span text:style-name="T1">}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Bearbeiten von Arrays<text:tab/></text:p>
          </draw:text-box>
        </draw:frame>
        <draw:frame draw:style-name="gr4" draw:layer="layout" svg:width="25.198cm" svg:height="9.2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">i = 0;</text:span></text:p>
              </table:table-cell>
              <table:table-cell table:style-name="ce2">
                <text:p text:style-name="P7">Setze Zählvariable i auf den Wert 0.</text:p>
              </table:table-cell>
            </table:table-row>
            <table:table-row table:style-name="ro1">
              <table:table-cell table:style-name="ce1">
                <text:p text:style-name="P6"><text:span text:style-name="T1">while(i &lt; 10) {</text:span></text:p>
              </table:table-cell>
              <table:table-cell table:style-name="ce2">
                <text:p text:style-name="P7">Wiederhole die folgenden Befehle solange i kleiner als 10 ist:</text:p>
              </table:table-cell>
            </table:table-row>
            <table:table-row table:style-name="ro1">
              <table:table-cell table:style-name="ce1">
                <text:p text:style-name="P6"><text:span text:style-name="T1"><text:s text:c="4"/></text:span><text:span text:style-name="T1">ar[i] = ar[i] + i;</text:span></text:p>
              </table:table-cell>
              <table:table-cell table:style-name="ce2">
                <text:p text:style-name="P7"><text:s text:c="4"/>Schreibe an die Stelle i in ar die Zahl <text:s/>die in<text:line-break/> <text:s text:c="3"/>ar[i] steht + i.</text:p>
              </table:table-cell>
            </table:table-row>
            <table:table-row table:style-name="ro1">
              <table:table-cell table:style-name="ce1">
                <text:p text:style-name="P6"><text:span text:style-name="T1"><text:s text:c="4"/></text:span><text:span text:style-name="T1">i = i + 1;</text:span></text:p>
              </table:table-cell>
              <table:table-cell table:style-name="ce2">
                <text:p text:style-name="P7"><text:s text:c="4"/>Erhöhe den Wert von i um 1.</text:p>
              </table:table-cell>
            </table:table-row>
            <table:table-row table:style-name="ro2">
              <table:table-cell table:style-name="ce1">
                <text:p text:style-name="P6"><text:span text:style-name="T1">}</text:span></text:p>
              </table:table-cell>
              <table:table-cell table:style-name="ce3"/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beit mit Arrays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s können bei uns im Programm verwendet werden um gleiche Elemente für mehrere Bälle zu speichern und alle gleich zu behandeln.</text:p>
              </text:list-item>
              <text:list-item>
                <text:p>Eigenschaften eines Balls:</text:p>
                <text:list>
                  <text:list-item>
                    <text:p>X-Position</text:p>
                  </text:list-item>
                  <text:list-item>
                    <text:p>Y-Position </text:p>
                  </text:list-item>
                  <text:list-item>
                    <text:p>X-Geschwindigkeit</text:p>
                  </text:list-item>
                  <text:list-item>
                    <text:p>Y-Geschwindigke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Arbeit mit Array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Für jede Eigenschaft erstellen wir ein Array</text:p>
                <text:list>
                  <text:list-item>
                    <text:p>An Stelle 0 stehen immer die Informationen für Ball 0</text:p>
                  </text:list-item>
                  <text:list-item>
                    <text:p>An Stelle 1 stehen immer die Informationen für Ball 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d8ce"/>
      <style:paragraph-properties fo:text-align="center"/>
    </style:style>
    <style:style style:name="MP9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draw:connector draw:style-name="Mgr3" draw:text-style-name="MP7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7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7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7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7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7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7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7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7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7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7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7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7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7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7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7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7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7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7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7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7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7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7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7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7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7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7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8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5T10:19:00.582000000</meta:creation-date>
    <dc:date>2025-01-11T11:24:38.183000000</dc:date>
    <meta:editing-duration>PT15M37S</meta:editing-duration>
    <meta:editing-cycles>4</meta:editing-cycles>
    <meta:generator>LibreOffice/24.8.4.2$Windows_X86_64 LibreOffice_project/bb3cfa12c7b1bf994ecc5649a80400d06cd71002</meta:generator>
    <meta:print-date>2025-01-11T11:22:59.797000000</meta:print-date>
    <meta:printed-by>PDF-Dateien</meta:printed-by>
    <meta:document-statistic meta:object-count="176"/>
  </office:meta>
</office:document-meta>
</file>